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EPS_5f_portada">
      <style:paragraph-properties fo:margin-top="0cm" fo:margin-bottom="0.4cm"/>
      <style:text-properties style:font-name="Calibri3" fo:font-size="14pt" style:font-size-asian="14pt" style:font-size-complex="14pt"/>
    </style:style>
    <style:style style:name="P2" style:family="paragraph" style:parent-style-name="Universidad_5f_portada">
      <style:text-properties style:font-name="Calibri3" fo:font-size="14pt" style:font-size-asian="14pt" style:font-size-complex="14pt"/>
    </style:style>
    <style:style style:name="P3"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4" style:family="paragraph" style:parent-style-name="Texto_5f_portada">
      <style:paragraph-properties fo:margin-left="1.958cm" fo:margin-right="0cm" fo:text-indent="0cm" style:auto-text-indent="false"/>
      <style:text-properties fo:language="es" fo:country="ES" fo:font-weight="bold" style:language-asian="zxx" style:country-asian="none" style:font-weight-asian="bold" style:language-complex="zxx" style:country-complex="none" style:font-weight-complex="bold"/>
    </style:style>
    <style:style style:name="P5" style:family="paragraph" style:parent-style-name="Título_5f_portada">
      <style:text-properties style:font-name="Calibri3" fo:font-size="20pt" fo:font-weight="normal" style:font-size-asian="20pt" style:font-weight-asian="normal" style:font-size-complex="20pt" style:font-weight-complex="normal"/>
    </style:style>
    <style:style style:name="P6" style:family="paragraph" style:parent-style-name="Subtítulo_5f_portada">
      <style:text-properties style:font-name="Calibri3"/>
    </style:style>
    <style:style style:name="P7" style:family="paragraph" style:parent-style-name="Text_20_body">
      <style:text-properties fo:language="es" fo:country="ES" style:language-asian="zxx" style:country-asian="none" style:language-complex="zxx" style:country-complex="none"/>
    </style:style>
    <style:style style:name="P8" style:family="paragraph" style:parent-style-name="Text_20_body" style:list-style-name="L2">
      <style:text-properties fo:language="es" fo:country="ES" style:language-asian="zxx" style:country-asian="none" style:language-complex="zxx" style:country-complex="none"/>
    </style:style>
    <style:style style:name="P9" style:family="paragraph" style:parent-style-name="Text_20_body" style:list-style-name="L3">
      <style:text-properties fo:language="es" fo:country="ES" style:language-asian="zxx" style:country-asian="none" style:language-complex="zxx" style:country-complex="none"/>
    </style:style>
    <style:style style:name="P10" style:family="paragraph" style:parent-style-name="Text_20_body" style:list-style-name="L4">
      <style:text-properties fo:language="es" fo:country="ES" style:language-asian="zxx" style:country-asian="none" style:language-complex="zxx" style:country-complex="none"/>
    </style:style>
    <style:style style:name="P11"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12" style:family="paragraph" style:parent-style-name="Text_20_body" style:list-style-name="L3">
      <style:text-properties fo:language="es" fo:country="ES" fo:font-style="italic" style:language-asian="zxx" style:country-asian="none" style:font-style-asian="italic" style:language-complex="zxx" style:country-complex="none" style:font-style-complex="italic"/>
    </style:style>
    <style:style style:name="P13" style:family="paragraph" style:parent-style-name="Text_20_body" style:list-style-name="L4"/>
    <style:style style:name="P14" style:family="paragraph" style:parent-style-name="Heading_20_1">
      <style:paragraph-properties fo:break-before="page"/>
      <style:text-properties fo:language="es" fo:country="ES" style:language-asian="zxx" style:country-asian="none" style:language-complex="zxx" style:country-complex="none"/>
    </style:style>
    <style:style style:name="P15" style:family="paragraph" style:parent-style-name="Heading_20_2">
      <style:text-properties fo:language="es" fo:country="ES" style:language-asian="zxx" style:country-asian="none" style:language-complex="zxx" style:country-complex="none"/>
    </style:style>
    <style:style style:name="P16" style:family="paragraph" style:parent-style-name="Título_5f_portada" style:master-page-name="First_20_Page">
      <style:paragraph-properties style:page-number="auto"/>
      <style:text-properties style:font-name="Calibri3" fo:font-size="20pt" style:font-size-asian="20pt" style:font-size-complex="20pt"/>
    </style:style>
    <style:style style:name="P17" style:family="paragraph" style:parent-style-name="Contents_20_1">
      <style:paragraph-properties>
        <style:tab-stops>
          <style:tab-stop style:position="17.006cm" style:type="right" style:leader-style="dotted" style:leader-text="."/>
        </style:tab-stops>
      </style:paragraph-properties>
    </style:style>
    <style:style style:name="P18" style:family="paragraph" style:parent-style-name="Contents_20_2">
      <style:paragraph-properties>
        <style:tab-stops>
          <style:tab-stop style:position="16.506cm" style:type="right" style:leader-style="dotted" style:leader-text="."/>
        </style:tab-stops>
      </style:paragraph-properties>
    </style:style>
    <style:style style:name="P19" style:family="paragraph" style:parent-style-name="Illustration_20_Index_20_Heading">
      <style:paragraph-properties fo:break-before="page"/>
    </style:style>
    <style:style style:name="T1" style:family="text">
      <style:text-properties fo:font-weight="normal" style:font-weight-asian="normal" style:font-weight-complex="normal"/>
    </style:style>
    <style:style style:name="T2" style:family="text">
      <style:text-properties fo:language="es" fo:country="ES" style:language-asian="zxx" style:country-asian="none" style:language-complex="zxx" style:country-complex="none"/>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Juegos Web Interactivos para Entrenamiento Visual</text:p>
      <text:p text:style-name="P6">Ingeniería en informática</text:p>
      <text:p text:style-name="P2">Universidad de Córdoba</text:p>
      <text:p text:style-name="P1">Escuela Politécnica Superior</text:p>
      <text:p text:style-name="P5">CONCLUSIONES Y FUTURAS MEJORAS</text:p>
      <text:p text:style-name="Texto_5f_portada"><text:span text:style-name="T1">Autor:</text:span><text:span text:style-name="T3"> Manuel Navarro Pérez</text:span></text:p>
      <text:p text:style-name="Texto_5f_portada"><text:span text:style-name="T1">Directores:</text:span> <text:span text:style-name="T3">Antonio Arauzo Azofra</text:span></text:p>
      <text:p text:style-name="P4">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Conclusiones y futuras mejoras<text:tab/>3</text:p>
          <text:p text:style-name="P18">Conclusiones<text:tab/>3</text:p>
          <text:p text:style-name="P18">Objetivos alcanzados<text:tab/>4</text:p>
          <text:p text:style-name="P18">Aprendizaje<text:tab/>4</text:p>
          <text:p text:style-name="P18">Futuras mejoras<text:tab/>5</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9">Índice de ilustraciones</text:p>
          </text:index-title>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P3"/>
      <text:h text:style-name="P14" text:outline-level="1"><text:bookmark text:name="__RefHeading__530_1206187521"/>Conclusiones y futuras mejoras<text:bookmark-end text:name="__RefHeading__530_1206187521"/></text:h>
      <text:p text:style-name="P7">El propósito de este capítulo es describir las conclusiones obtenidas y durante el desarrollo del proyecto, así como una serie de posibles mejoras a realizar sobre el mismo.</text:p>
      <text:h text:style-name="P15" text:outline-level="2">Conclusiones</text:h>
      <text:p text:style-name="P7">El presente proyecto fin de carrera, ha permitido desarrollar una aplicación web para el tratamiento de diferentes disfunciones visuales a través de juegos adaptados con una serie de características particulares, con la intención de la distribución de información entre los dos ojos para poder corregir la deficiencia visual.</text:p>
      <text:p text:style-name="P7">En principio se decidió la creación y desarrollo de los diferentes juegos que <text:span text:style-name="T6">junto con el empleo de material óptico, como por ejemplo unas gafas rojo/verde, pudiesen utilizarse para el tratamiento de patologías visuales. Pero se observó la importancia de ofrecer este sistema interactivo a través de una plataforma para conseguir que cualquier persona tuviera acceso a esta aplicación. Las característica de desarrollo de esta plataforma no podría ser otra que la de estar basado en HTML5, ya que anteriormente fue utilizada para el desarrollo de los juegos, aprovechando además, el aumento de compatibilidad que todos los dispositivos, de múltiples marcas y sistemas operativos, están realizando con HTML5. Se ha observado, a través de un trabajo de investigación sobre el desarrollo de video-juegos, que esta tecnología, cada vez está más en uso y que a través de un mismo lenguaje de programación permite, no solo implementar el juego, sino dotarlo además de toda una funcionalidad más compleja para la interacción del usuario a un nivel superior, como por ejemplo el de almacenar su interacción en una base de datos, cargas asíncronas de información, ... .</text:span></text:p>
      <text:p text:style-name="P7"><text:span text:style-name="T6">Han sido varios los cambios en la elección de las herramientas de desarrollo de la aplicación web que daba lugar a la plataforma de entrada a los juegos. En primer lugar se intento realizar una web a partir de la funcionalidad que proporciona </text:span><text:span text:style-name="T4">jQuery </text:span><text:span text:style-name="T6">y </text:span><text:span text:style-name="T4">Javascript </text:span><text:span text:style-name="T6">en la parte del cliente y los servicios proporcionados por los </text:span><text:span text:style-name="T4">Servlets </text:span><text:span text:style-name="T6">en la parte servidora, pero a medida que se iba investigando se observo como, cada vez más, se estaban utilizando otras tecnologías para el desarrollo ya no solo de páginas web, sino de aplicaciones web. Se decidió por tanto de prescindir de estas herramientas anteriores de desarrollo en favor de otras nuevas mucho más ágiles y preparadas para las funcionalidades actuales de las aplicaciones web. Estas nuevas herramientas, distinguidas entre </text:span><text:span text:style-name="T4">back-end y front-end</text:span><text:span text:style-name="T6">, nos han permitido diferenciar claramente entre la parte servidora y cliente y nos han facilitado enormemente la labor de desarrollo de la aplicación web. Estas nuevas herramientas aumentan su funcionalidad a través de su uso junto con diferentes </text:span><text:span text:style-name="T4">frameworks </text:span><text:span text:style-name="T6">de trabajo especializados en diferentes ámbitos, como por ejemplo es el caso de </text:span><text:span text:style-name="T4">Passport </text:span><text:span text:style-name="T6">para la creación de sesiones de usuario y acceso a través de redes sociales.</text:span></text:p>
      <text:p text:style-name="P11">También se ha trabajado con un concepto nuevo en el ámbito de las base de datos, hasta ahora solo habíamos implementados base de datos relaciones, cuyos valores se encontraban en tablas relacionadas entre sí. En este proyecto se ha utilizado una nueva forma de entender el almacenamiento de información, basado en una nueva tecnología denominada <text:span text:style-name="T4">NoSQL, </text:span>que nos ha permitido crear grandes <text:span text:style-name="T4">“relaciones” </text:span>entre los diferentes ámbitos de información manejada en el proyecto, de una manera muy simple y ordenada y sin la necesidad de establecer al principio toda la estructura de información que se fuese a manejar.</text:p>
      <text:h text:style-name="P15" text:outline-level="2"><text:soft-page-break/>Objetivos alcanzados</text:h>
      <text:p text:style-name="P7">Una vez finalizado el desarrollo del sistema propuesto, puede afirmarse que se alcanzaron los objetivos que se buscaban, a continuación se describen cada uno de los objetivos alcanzados equivalentes a los expuestos en apartados anteriores.</text:p>
      <text:p text:style-name="P7">Objetivos:</text:p>
      <text:list xml:id="list30721136" text:style-name="L2">
        <text:list-item>
          <text:p text:style-name="P8">Estudio del aspecto teórico de las patologías, identificando los diferentes juegos o aplicaciones que <text:s/>mejor se adapten al tratamiento de estas enfermedades.</text:p>
        </text:list-item>
        <text:list-item>
          <text:p text:style-name="P8">Estudiar y definir el soporte o tecnología más estandarizada posible, para hacer llegar la aplicación al mayor número de usuarios posibles, sin importar el dispositivo y sus diferentes versiones.</text:p>
        </text:list-item>
        <text:list-item>
          <text:p text:style-name="P8">Identificar y adaptar las aplicaciones para motivar el uso de la aplicación por parte del usuario:</text:p>
          <text:list>
            <text:list-item>
              <text:p text:style-name="P8">Entretenimiento para el usuario.</text:p>
            </text:list-item>
            <text:list-item>
              <text:p text:style-name="P8">Aprendizaje de buenas prácticas sobre salud visual.</text:p>
            </text:list-item>
          </text:list>
        </text:list-item>
        <text:list-item>
          <text:p text:style-name="P8">Ofrecer resultados de la interacción con la aplicación, como distintas métricas que ayuden al usuario a valorar la evolución del tratamiento.</text:p>
        </text:list-item>
        <text:list-item>
          <text:p text:style-name="P8">Estudio comparativo de las diferentes herramientas o librerías destinadas a la creación de los juegos, identificando la más adecuada para el posterior desarrollo de éstos.</text:p>
        </text:list-item>
        <text:list-item>
          <text:p text:style-name="P8">Implementación de la aplicación o juegos que se hayan identificado en el estudio del tratamiento de las diferentes patologías:</text:p>
          <text:list>
            <text:list-item>
              <text:p text:style-name="P8"><text:span text:style-name="T5">Pong</text:span><text:span text:style-name="T4">:</text:span> se trata de un juego similar al <text:span text:style-name="T4">“Pong”</text:span> basado en el deporte de tenis de mesa.</text:p>
            </text:list-item>
            <text:list-item>
              <text:p text:style-name="P8"><text:span text:style-name="T5">Drag-Me</text:span>: consiste en mover un bloque evitando chocar con el resto de figuras que se encuentran en movimiento.</text:p>
            </text:list-item>
            <text:list-item>
              <text:p text:style-name="P8"><text:span text:style-name="T5">Tetris:</text:span> basado en el juego clásico <text:span text:style-name="T4">“Tetris”,</text:span> en el que hay que encajar diferentes figuras geométricas que irán apareciendo en el transcurso del juego.</text:p>
            </text:list-item>
          </text:list>
        </text:list-item>
        <text:list-item>
          <text:p text:style-name="P8">Adaptación de los juegos mencionados en el punto anterior para su uso con colores que, junto con el empleo de unas gafas bicolor (rojo/verde o rojo/azul) nos permitirá la distribución de información entre los dos ojos, obligando a los dos ojos a cooperar.</text:p>
        </text:list-item>
        <text:list-item>
          <text:p text:style-name="P8">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8">Estandarización de los parámetros o información necesaria para el uso de la aplicación.</text:p>
        </text:list-item>
        <text:list-item>
          <text:p text:style-name="P8">Elaborar unos resultados que sean útiles por parte del usuario con el fin de evaluar el progreso.</text:p>
        </text:list-item>
      </text:list>
      <text:h text:style-name="P15" text:outline-level="2">Aprendizaje</text:h>
      <text:p text:style-name="P7">Este proyecto me ha permitido aprender y profundizar en campos muy dispares, desde el desarrollo de pequeños video-juegos hasta la implementación de aplicaciones web.</text:p>
      <text:p text:style-name="P7"><text:soft-page-break/>Uno de los aspectos más importantes ha sido el desarrollo de video-juegos y su complejidad debido a la continua interacción del usuario con el juego y el movimiento constante de los diferentes elementos que conforman las piezas dentro de las distintas capas que forman el juego. Ha sido muy interesante el proceso de estudio para el desarrollo de este apartado del proyecto y entender las diferentes partes en las que se divide un juego además de todas las herramientas que éste utiliza como <text:span text:style-name="T4">sprites</text:span><text:span text:style-name="T4"><text:note text:id="ftn0" text:note-class="footnote"><text:note-citation>1</text:note-citation><text:note-body><text:p text:style-name="Footnote">Serie de imágenes unidas en un mismo archivo una al lado de otra y que representan al mismo personaje (u objeto) en distintas posiciones.</text:p></text:note-body></text:note></text:span><text:span text:style-name="T4">, </text:span><text:span text:style-name="T6">capas de fondo en movimiento, colisiones, gravedad, ... . También ha sido muy interesante la integración de estos juegos con el tratamiento de las disfunciones visuales y cómo a partir de pequeños cambios en un juego pueden ayudar a conseguir la evolución de pacientes con dificultades visuales.</text:span></text:p>
      <text:p text:style-name="P7"><text:span text:style-name="T6">En cuanto a la línea de aprendizaje en el entorno web ha sido muy alta, ya que no solo se ha desechado herramientas con una funcionalidad menor sino que se ha trabajado con una gran cantidad de recursos muy novedosos, alguna documentación de estos recursos es de hace solo algunas semanas. Se han utilizado gran cantidad de herramientas especializadas en diferentes ámbitos, como:</text:span></text:p>
      <text:list xml:id="list31270808" text:style-name="L3">
        <text:list-item>
          <text:p text:style-name="P9"><text:span text:style-name="T6">Base de datos con </text:span><text:span text:style-name="T4">MongoDB </text:span><text:span text:style-name="T6">y el </text:span><text:span text:style-name="T4">framework Mongoose</text:span></text:p>
        </text:list-item>
        <text:list-item>
          <text:p text:style-name="P9"><text:span text:style-name="T7">Uso en el</text:span><text:span text:style-name="T4"> back-end de</text:span><text:span text:style-name="T6"> </text:span><text:span text:style-name="T4">NodeJS </text:span><text:span text:style-name="T6">y el </text:span><text:span text:style-name="T4">framework Express</text:span></text:p>
        </text:list-item>
        <text:list-item>
          <text:p text:style-name="P9"><text:span text:style-name="T6">El </text:span><text:span text:style-name="T4">framework </text:span><text:span text:style-name="T6">para la gestión de sesiones y vinculación con redes sociales </text:span><text:span text:style-name="T4">PassportJS.</text:span></text:p>
        </text:list-item>
        <text:list-item>
          <text:p text:style-name="P9"><text:span text:style-name="T6">La librería gráfica de </text:span><text:span text:style-name="T4">Javascript</text:span><text:span text:style-name="T6"> </text:span><text:span text:style-name="T4">KineticJS.</text:span></text:p>
        </text:list-item>
        <text:list-item>
          <text:p text:style-name="P9"><text:span text:style-name="T4">Bower </text:span><text:span text:style-name="T6">como administrador de paquetes y recursos del </text:span><text:span text:style-name="T4">front-end.</text:span></text:p>
        </text:list-item>
        <text:list-item>
          <text:p text:style-name="P12">AngularJS <text:span text:style-name="T6">como herramienta de desarrollo basada en el patrón Modelo-Vista-Controlador para el </text:span>front-end <text:span text:style-name="T6">y creación de </text:span>Single-Page-Applications<text:span text:style-name="T6">.</text:span></text:p>
        </text:list-item>
        <text:list-item>
          <text:p text:style-name="P12">HighCharts JS <text:span text:style-name="T6">para la creación de gráficas.</text:span></text:p>
        </text:list-item>
        <text:list-item>
          <text:p text:style-name="P12">Bootstrap<text:span text:style-name="T6"> para la creación de interfaces web adaptativas.</text:span></text:p>
        </text:list-item>
        <text:list-item>
          <text:p text:style-name="P12">Servlets<text:span text:style-name="T6"> como herramienta </text:span>Java <text:span text:style-name="T6">para el servidor, que posteriormente se ha desechado.</text:span></text:p>
        </text:list-item>
        <text:list-item>
          <text:p text:style-name="P12">jQuery <text:span text:style-name="T6">y </text:span>Javascript <text:span text:style-name="T6">para trabajar en el árbol de elementos del </text:span>front-end.</text:p>
        </text:list-item>
      </text:list>
      <text:h text:style-name="Heading_20_2" text:outline-level="2">Futuras mejoras</text:h>
      <text:p text:style-name="Text_20_body">Como se ha dicho an<text:span text:style-name="T2">teriormente el software cumple fielmente los requerimientos fijados, sin embargo, como todo software, la aplicación desarrollada es mejorable. A continuación, se citan un aserie de mejoras, que desde el punto de vista del desarrollador, podrían producir un aumento de la productividad de la herramienta, y que se han pensado con unas grandes y optimistas expectativas de crecer:</text:span></text:p>
      <text:list xml:id="list31572679" text:style-name="L4">
        <text:list-item>
          <text:p text:style-name="P13"><text:span text:style-name="T2">Anexar un foro o un apartado de ayuda a la aplicación, para que todos los usuarios puedan aprender de una forma fácil la funcionalidad del sistema.</text:span></text:p>
        </text:list-item>
        <text:list-item>
          <text:p text:style-name="P13"><text:span text:style-name="T2">Creación de una nueva interfaz para un nuevo tipo de usuario especializado en el tratamiento de deficiencias visuales como puede ser cualquier profesional de la optometría que permita:</text:span></text:p>
          <text:list>
            <text:list-item>
              <text:p text:style-name="P13"><text:span text:style-name="T2">Peticiones de seguimiento a determinados pacientes.</text:span></text:p>
            </text:list-item>
            <text:list-item>
              <text:p text:style-name="P13"><text:span text:style-name="T2">Intercambio de mensajes entre ellos.</text:span></text:p>
            </text:list-item>
            <text:list-item>
              <text:p text:style-name="P13"><text:soft-page-break/><text:span text:style-name="T2">Recomendaciones de buenas prácticas de salud visual.</text:span></text:p>
            </text:list-item>
            <text:list-item>
              <text:p text:style-name="P13"><text:span text:style-name="T2">Recomendaciones de configuraciones de juegos.</text:span></text:p>
            </text:list-item>
          </text:list>
        </text:list-item>
        <text:list-item>
          <text:p text:style-name="P10">Estudio de nuevas patologías para la creación de nuevos juegos interactivos.</text:p>
        </text:list-item>
        <text:list-item>
          <text:p text:style-name="P10">Ampliación y adaptabilidad de las interfaces web para un entorno comercial.</text:p>
        </text:list-item>
        <text:list-item>
          <text:p text:style-name="P13"><text:span text:style-name="T2">Sistema multilenguaje: aunque inicialmente la aplicación va destinada a usuarios de idioma español, si tiene éxito podría evolucionar, y al ser un sistema web totalmente estándar, permite la traducción de la aplicación a otros idiomas como el inglés.</text:span></text:p>
        </text:list-item>
      </text:list>
      <text:p text:style-name="P11"><text:span text:style-name="T2">En resumen, esta aplicación muestra su visión flexible y adaptativa, no solo en la propia aplicación, sino también en su desarrollo, utilizándose unas estructuras claras, legibles y con vistas a ampliaciones y mejoras de una forma fácil y accesible, siendo este proyecto no solo un programa totalmente nuevo sino también un concepto totalmente diferente abierto y pensado para tener un ciclo de vida longevo y fácilmente adaptable a las nuevas necesidades y camb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text-properties style:font-name="Calibri1"/>
    </style:style>
    <style:style style:name="Frame_20_contents" style:display-name="Frame contents" style:family="paragraph" style:parent-style-name="Text_20_body"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alibri2" fo:font-weight="bold" style:font-weight-asian="bold" style:font-weight-complex="bold"/>
    </style:style>
    <style:style style:name="Table" style:family="paragraph" style:parent-style-name="Caption" style:class="extra">
      <style:text-properties style:font-name="Calibri1"/>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JavaIdent" style:display-name="_JavaIdent" style:family="text" style:parent-style-name="_5f_OOoComputerBase">
      <style:text-properties fo:color="#000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1M2S</meta:editing-duration>
    <meta:editing-cycles>14</meta:editing-cycles>
    <meta:generator>OpenOffice.org/3.3$Win32 OpenOffice.org_project/330m20$Build-9567</meta:generator>
    <dc:date>2014-03-04T11:42:03.45</dc:date>
    <dc:creator>Manuel Navarro Pérez</dc:creator>
    <meta:document-statistic meta:table-count="0" meta:image-count="0" meta:object-count="0" meta:page-count="6" meta:paragraph-count="68" meta:word-count="1608" meta:character-count="10175"/>
    <meta:user-defined meta:name="Info 1"/>
    <meta:user-defined meta:name="Info 2"/>
    <meta:user-defined meta:name="Info 3"/>
    <meta:user-defined meta:name="Info 4"/>
  </office:meta>
</office:document-meta>
</file>